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PM10-AT_IN">
            <text:p>ASOMADILLA-PM10-AT_IN</text:p>
          </table:table-cell>
          <table:table-cell table:style-name="pd1" office:value-type="string" office:string-value="ASOMADILLA-O3-AT_IN_rolling_std">
            <text:p>ASOMADILLA-O3-AT_IN_rolling_std</text:p>
          </table:table-cell>
          <table:table-cell table:style-name="pd1" office:value-type="string" office:string-value="ASOMADILLA-O3-AT_IN_rolling_skew">
            <text:p>ASOMADILLA-O3-AT_IN_rolling_skew</text:p>
          </table:table-cell>
          <table:table-cell table:style-name="pd1" office:value-type="string" office:string-value="hour">
            <text:p>hour</text:p>
          </table:table-cell>
          <table:table-cell table:style-name="pd1" office:value-type="string" office:string-value="day">
            <text:p>day</text:p>
          </table:table-cell>
          <table:table-cell table:style-name="pd1" office:value-type="string" office:string-value="weekday">
            <text:p>weekday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18.5">
            <text:p>18.5</text:p>
          </table:table-cell>
          <table:table-cell office:value-type="float" office:value="16.93182852353622">
            <text:p>16.93182852353622</text:p>
          </table:table-cell>
          <table:table-cell office:value-type="float" office:value="0.6933878042142966">
            <text:p>0.693387804214296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5T14:00:00">
            <text:p>Mon Jan  5 14:00:00 2015</text:p>
          </table:table-cell>
          <table:table-cell office:value-type="float" office:value="25.8333">
            <text:p>25.8333</text:p>
          </table:table-cell>
          <table:table-cell office:value-type="float" office:value="22.777549354356474">
            <text:p>22.777549354356474</text:p>
          </table:table-cell>
          <table:table-cell office:value-type="float" office:value="1.143327584988983">
            <text:p>1.14332758498898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27.8333">
            <text:p>27.8333</text:p>
          </table:table-cell>
          <table:table-cell office:value-type="float" office:value="21.759483122482685">
            <text:p>21.759483122482685</text:p>
          </table:table-cell>
          <table:table-cell office:value-type="float" office:value="1.1804648999163352">
            <text:p>1.180464899916335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30.1667">
            <text:p>30.1667</text:p>
          </table:table-cell>
          <table:table-cell office:value-type="float" office:value="20.941540686617962">
            <text:p>20.941540686617962</text:p>
          </table:table-cell>
          <table:table-cell office:value-type="float" office:value="1.118592412331768">
            <text:p>1.11859241233176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31.5">
            <text:p>31.5</text:p>
          </table:table-cell>
          <table:table-cell office:value-type="float" office:value="20.8184421176739">
            <text:p>20.8184421176739</text:p>
          </table:table-cell>
          <table:table-cell office:value-type="float" office:value="1.0989988532927109">
            <text:p>1.098998853292710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32.5">
            <text:p>32.5</text:p>
          </table:table-cell>
          <table:table-cell office:value-type="float" office:value="20.659168569307298">
            <text:p>20.659168569307298</text:p>
          </table:table-cell>
          <table:table-cell office:value-type="float" office:value="1.091334590222207">
            <text:p>1.09133459022220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37.6667">
            <text:p>37.6667</text:p>
          </table:table-cell>
          <table:table-cell office:value-type="float" office:value="20.606856041196355">
            <text:p>20.606856041196355</text:p>
          </table:table-cell>
          <table:table-cell office:value-type="float" office:value="1.1047041738885952">
            <text:p>1.104704173888595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36.5">
            <text:p>36.5</text:p>
          </table:table-cell>
          <table:table-cell office:value-type="float" office:value="19.394221610699617">
            <text:p>19.394221610699617</text:p>
          </table:table-cell>
          <table:table-cell office:value-type="float" office:value="0.5113806326114452">
            <text:p>0.511380632611445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35.5">
            <text:p>35.5</text:p>
          </table:table-cell>
          <table:table-cell office:value-type="float" office:value="18.323383176023004">
            <text:p>18.323383176023004</text:p>
          </table:table-cell>
          <table:table-cell office:value-type="float" office:value="0.5204644088661623">
            <text:p>0.520464408866162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36.1667">
            <text:p>36.1667</text:p>
          </table:table-cell>
          <table:table-cell office:value-type="float" office:value="16.359012332707227">
            <text:p>16.359012332707227</text:p>
          </table:table-cell>
          <table:table-cell office:value-type="float" office:value="0.09472114107432296">
            <text:p>0.0947211410743229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36.1667">
            <text:p>36.1667</text:p>
          </table:table-cell>
          <table:table-cell office:value-type="float" office:value="15.154624611065735">
            <text:p>15.154624611065735</text:p>
          </table:table-cell>
          <table:table-cell office:value-type="float" office:value="-0.11995939603735108">
            <text:p>-0.1199593960373510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24.0">
            <text:p>24.0</text:p>
          </table:table-cell>
          <table:table-cell office:value-type="float" office:value="16.35635230265837">
            <text:p>16.35635230265837</text:p>
          </table:table-cell>
          <table:table-cell office:value-type="float" office:value="0.46152131501840127">
            <text:p>0.4615213150184012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24.5">
            <text:p>24.5</text:p>
          </table:table-cell>
          <table:table-cell office:value-type="float" office:value="17.078104412458256">
            <text:p>17.078104412458256</text:p>
          </table:table-cell>
          <table:table-cell office:value-type="float" office:value="0.9982762994235802">
            <text:p>0.998276299423580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34.1667">
            <text:p>34.1667</text:p>
          </table:table-cell>
          <table:table-cell office:value-type="float" office:value="21.8548870835079">
            <text:p>21.8548870835079</text:p>
          </table:table-cell>
          <table:table-cell office:value-type="float" office:value="1.0903694830305322">
            <text:p>1.090369483030532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26.6667">
            <text:p>26.6667</text:p>
          </table:table-cell>
          <table:table-cell office:value-type="float" office:value="22.29454471738236">
            <text:p>22.29454471738236</text:p>
          </table:table-cell>
          <table:table-cell office:value-type="float" office:value="0.8683789956428852">
            <text:p>0.868378995642885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28.3333">
            <text:p>28.3333</text:p>
          </table:table-cell>
          <table:table-cell office:value-type="float" office:value="22.321698618784044">
            <text:p>22.321698618784044</text:p>
          </table:table-cell>
          <table:table-cell office:value-type="float" office:value="0.8671298870259531">
            <text:p>0.867129887025953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14T06:00:00">
            <text:p>Wed Jan 14 06:00:00 2015</text:p>
          </table:table-cell>
          <table:table-cell office:value-type="float" office:value="33.6667">
            <text:p>33.6667</text:p>
          </table:table-cell>
          <table:table-cell office:value-type="float" office:value="20.947355276418623">
            <text:p>20.947355276418623</text:p>
          </table:table-cell>
          <table:table-cell office:value-type="float" office:value="1.0687966617015976">
            <text:p>1.068796661701597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28.6667">
            <text:p>28.6667</text:p>
          </table:table-cell>
          <table:table-cell office:value-type="float" office:value="21.863567746973576">
            <text:p>21.863567746973576</text:p>
          </table:table-cell>
          <table:table-cell office:value-type="float" office:value="0.8848724365695425">
            <text:p>0.88487243656954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28.1667">
            <text:p>28.1667</text:p>
          </table:table-cell>
          <table:table-cell office:value-type="float" office:value="21.672357236750194">
            <text:p>21.672357236750194</text:p>
          </table:table-cell>
          <table:table-cell office:value-type="float" office:value="0.881244272433659">
            <text:p>0.88124427243365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29.5">
            <text:p>29.5</text:p>
          </table:table-cell>
          <table:table-cell office:value-type="float" office:value="20.74419787681474">
            <text:p>20.74419787681474</text:p>
          </table:table-cell>
          <table:table-cell office:value-type="float" office:value="0.8079328701399586">
            <text:p>0.807932870139958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32.3333">
            <text:p>32.3333</text:p>
          </table:table-cell>
          <table:table-cell office:value-type="float" office:value="18.34868610512287">
            <text:p>18.34868610512287</text:p>
          </table:table-cell>
          <table:table-cell office:value-type="float" office:value="0.7155892748533315">
            <text:p>0.71558927485333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42.0">
            <text:p>42.0</text:p>
          </table:table-cell>
          <table:table-cell office:value-type="float" office:value="17.499966175519553">
            <text:p>17.499966175519553</text:p>
          </table:table-cell>
          <table:table-cell office:value-type="float" office:value="1.232469948615511">
            <text:p>1.2324699486155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35.5">
            <text:p>35.5</text:p>
          </table:table-cell>
          <table:table-cell office:value-type="float" office:value="17.70866194071029">
            <text:p>17.70866194071029</text:p>
          </table:table-cell>
          <table:table-cell office:value-type="float" office:value="1.1524255156582637">
            <text:p>1.152425515658263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5T13:00:00">
            <text:p>Thu Jan 15 13:00:00 2015</text:p>
          </table:table-cell>
          <table:table-cell office:value-type="float" office:value="34.5">
            <text:p>34.5</text:p>
          </table:table-cell>
          <table:table-cell office:value-type="float" office:value="17.70866194071029">
            <text:p>17.70866194071029</text:p>
          </table:table-cell>
          <table:table-cell office:value-type="float" office:value="1.1524255156582637">
            <text:p>1.152425515658263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5T14:00:00">
            <text:p>Thu Jan 15 14:00:00 2015</text:p>
          </table:table-cell>
          <table:table-cell office:value-type="float" office:value="41.1667">
            <text:p>41.1667</text:p>
          </table:table-cell>
          <table:table-cell office:value-type="float" office:value="17.072581696212186">
            <text:p>17.072581696212186</text:p>
          </table:table-cell>
          <table:table-cell office:value-type="float" office:value="1.1679763139254267">
            <text:p>1.167976313925426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15T15:00:00">
            <text:p>Thu Jan 15 15:00:00 2015</text:p>
          </table:table-cell>
          <table:table-cell office:value-type="float" office:value="40.5">
            <text:p>40.5</text:p>
          </table:table-cell>
          <table:table-cell office:value-type="float" office:value="17.26471121164348">
            <text:p>17.26471121164348</text:p>
          </table:table-cell>
          <table:table-cell office:value-type="float" office:value="1.179425672253935">
            <text:p>1.17942567225393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1-15T16:00:00">
            <text:p>Thu Jan 15 16:00:00 2015</text:p>
          </table:table-cell>
          <table:table-cell office:value-type="float" office:value="39.1667">
            <text:p>39.1667</text:p>
          </table:table-cell>
          <table:table-cell office:value-type="float" office:value="16.66203189242922">
            <text:p>16.66203189242922</text:p>
          </table:table-cell>
          <table:table-cell office:value-type="float" office:value="1.1127877464163685">
            <text:p>1.112787746416368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37.6667">
            <text:p>37.6667</text:p>
          </table:table-cell>
          <table:table-cell office:value-type="float" office:value="15.747174181004114">
            <text:p>15.747174181004114</text:p>
          </table:table-cell>
          <table:table-cell office:value-type="float" office:value="0.9916285863199893">
            <text:p>0.991628586319989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35.8333">
            <text:p>35.8333</text:p>
          </table:table-cell>
          <table:table-cell office:value-type="float" office:value="16.10933843657326">
            <text:p>16.10933843657326</text:p>
          </table:table-cell>
          <table:table-cell office:value-type="float" office:value="0.9335588716906558">
            <text:p>0.933558871690655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34.3333">
            <text:p>34.3333</text:p>
          </table:table-cell>
          <table:table-cell office:value-type="float" office:value="16.046779059904516">
            <text:p>16.046779059904516</text:p>
          </table:table-cell>
          <table:table-cell office:value-type="float" office:value="0.8449512178536694">
            <text:p>0.84495121785366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32.8333">
            <text:p>32.8333</text:p>
          </table:table-cell>
          <table:table-cell office:value-type="float" office:value="16.006103688112805">
            <text:p>16.006103688112805</text:p>
          </table:table-cell>
          <table:table-cell office:value-type="float" office:value="0.8049109178571737">
            <text:p>0.804910917857173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33.0">
            <text:p>33.0</text:p>
          </table:table-cell>
          <table:table-cell office:value-type="float" office:value="16.06816405304253">
            <text:p>16.06816405304253</text:p>
          </table:table-cell>
          <table:table-cell office:value-type="float" office:value="0.6387082892893885">
            <text:p>0.638708289289388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30.0">
            <text:p>30.0</text:p>
          </table:table-cell>
          <table:table-cell office:value-type="float" office:value="16.362440432437136">
            <text:p>16.362440432437136</text:p>
          </table:table-cell>
          <table:table-cell office:value-type="float" office:value="0.44712586396244">
            <text:p>0.4471258639624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5T23:00:00">
            <text:p>Thu Jan 15 23:00:00 2015</text:p>
          </table:table-cell>
          <table:table-cell office:value-type="float" office:value="29.3333">
            <text:p>29.3333</text:p>
          </table:table-cell>
          <table:table-cell office:value-type="float" office:value="16.794330531582897">
            <text:p>16.794330531582897</text:p>
          </table:table-cell>
          <table:table-cell office:value-type="float" office:value="0.3211567542896952">
            <text:p>0.321156754289695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16T00:00:00">
            <text:p>Fri Jan 16 00:00:00 2015</text:p>
          </table:table-cell>
          <table:table-cell office:value-type="float" office:value="30.1667">
            <text:p>30.1667</text:p>
          </table:table-cell>
          <table:table-cell office:value-type="float" office:value="17.44625910572764">
            <text:p>17.44625910572764</text:p>
          </table:table-cell>
          <table:table-cell office:value-type="float" office:value="0.17049989728481998">
            <text:p>0.17049989728481998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28.1667">
            <text:p>28.1667</text:p>
          </table:table-cell>
          <table:table-cell office:value-type="float" office:value="18.23448204384685">
            <text:p>18.23448204384685</text:p>
          </table:table-cell>
          <table:table-cell office:value-type="float" office:value="0.07390577494449199">
            <text:p>0.0739057749444919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26.1667">
            <text:p>26.1667</text:p>
          </table:table-cell>
          <table:table-cell office:value-type="float" office:value="18.8556637356571">
            <text:p>18.8556637356571</text:p>
          </table:table-cell>
          <table:table-cell office:value-type="float" office:value="-0.06312818435584981">
            <text:p>-0.0631281843558498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24.0">
            <text:p>24.0</text:p>
          </table:table-cell>
          <table:table-cell office:value-type="float" office:value="19.390343241189463">
            <text:p>19.390343241189463</text:p>
          </table:table-cell>
          <table:table-cell office:value-type="float" office:value="-0.197762214121908">
            <text:p>-0.19776221412190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22.1667">
            <text:p>22.1667</text:p>
          </table:table-cell>
          <table:table-cell office:value-type="float" office:value="19.971352035711817">
            <text:p>19.971352035711817</text:p>
          </table:table-cell>
          <table:table-cell office:value-type="float" office:value="-0.31042848772982906">
            <text:p>-0.3104284877298290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01-16T08:00:00">
            <text:p>Fri Jan 16 08:00:00 2015</text:p>
          </table:table-cell>
          <table:table-cell office:value-type="float" office:value="17.0">
            <text:p>17.0</text:p>
          </table:table-cell>
          <table:table-cell office:value-type="float" office:value="21.296663838280136">
            <text:p>21.296663838280136</text:p>
          </table:table-cell>
          <table:table-cell office:value-type="float" office:value="-0.6518298653156542">
            <text:p>-0.651829865315654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1-16T09:00:00">
            <text:p>Fri Jan 16 09:00:00 2015</text:p>
          </table:table-cell>
          <table:table-cell office:value-type="float" office:value="16.8333">
            <text:p>16.8333</text:p>
          </table:table-cell>
          <table:table-cell office:value-type="float" office:value="19.44991457599397">
            <text:p>19.44991457599397</text:p>
          </table:table-cell>
          <table:table-cell office:value-type="float" office:value="-0.5942486119652167">
            <text:p>-0.594248611965216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16T10:00:00">
            <text:p>Fri Jan 16 10:00:00 2015</text:p>
          </table:table-cell>
          <table:table-cell office:value-type="float" office:value="16.3333">
            <text:p>16.3333</text:p>
          </table:table-cell>
          <table:table-cell office:value-type="float" office:value="17.982361805717392">
            <text:p>17.982361805717392</text:p>
          </table:table-cell>
          <table:table-cell office:value-type="float" office:value="-0.528403932092178">
            <text:p>-0.52840393209217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17T11:00:00">
            <text:p>Sat Jan 17 11:00:00 2015</text:p>
          </table:table-cell>
          <table:table-cell office:value-type="float" office:value="15.0">
            <text:p>15.0</text:p>
          </table:table-cell>
          <table:table-cell office:value-type="float" office:value="19.851352327026028">
            <text:p>19.851352327026028</text:p>
          </table:table-cell>
          <table:table-cell office:value-type="float" office:value="0.5363154760625481">
            <text:p>0.536315476062548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7T12:00:00">
            <text:p>Sat Jan 17 12:00:00 2015</text:p>
          </table:table-cell>
          <table:table-cell office:value-type="float" office:value="15.0">
            <text:p>15.0</text:p>
          </table:table-cell>
          <table:table-cell office:value-type="float" office:value="19.632177307424293">
            <text:p>19.632177307424293</text:p>
          </table:table-cell>
          <table:table-cell office:value-type="float" office:value="0.6847348577345337">
            <text:p>0.684734857734533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17T19:00:00">
            <text:p>Sat Jan 17 19:00:00 2015</text:p>
          </table:table-cell>
          <table:table-cell office:value-type="float" office:value="14.5">
            <text:p>14.5</text:p>
          </table:table-cell>
          <table:table-cell office:value-type="float" office:value="19.986425641528065">
            <text:p>19.986425641528065</text:p>
          </table:table-cell>
          <table:table-cell office:value-type="float" office:value="0.45025758304825286">
            <text:p>0.4502575830482528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20T14:00:00">
            <text:p>Tue Jan 20 14:00:00 2015</text:p>
          </table:table-cell>
          <table:table-cell office:value-type="float" office:value="13.4">
            <text:p>13.4</text:p>
          </table:table-cell>
          <table:table-cell office:value-type="float" office:value="21.82642883711552">
            <text:p>21.82642883711552</text:p>
          </table:table-cell>
          <table:table-cell office:value-type="float" office:value="-0.21459795500454676">
            <text:p>-0.2145979550045467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.8">
            <text:p>29.8</text:p>
          </table:table-cell>
        </table:table-row>
        <table:table-row>
          <table:table-cell table:style-name="pd1" office:value-type="date" office:date-value="2015-01-20T15:00:00">
            <text:p>Tue Jan 20 15:00:00 2015</text:p>
          </table:table-cell>
          <table:table-cell office:value-type="float" office:value="13.3333">
            <text:p>13.3333</text:p>
          </table:table-cell>
          <table:table-cell office:value-type="float" office:value="21.618920208906346">
            <text:p>21.618920208906346</text:p>
          </table:table-cell>
          <table:table-cell office:value-type="float" office:value="-0.12723302614346918">
            <text:p>-0.1272330261434691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20T16:00:00">
            <text:p>Tue Jan 20 16:00:00 2015</text:p>
          </table:table-cell>
          <table:table-cell office:value-type="float" office:value="14.0">
            <text:p>14.0</text:p>
          </table:table-cell>
          <table:table-cell office:value-type="float" office:value="21.134243401532036">
            <text:p>21.134243401532036</text:p>
          </table:table-cell>
          <table:table-cell office:value-type="float" office:value="-0.028786230331730757">
            <text:p>-0.02878623033173075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20T17:00:00">
            <text:p>Tue Jan 20 17:00:00 2015</text:p>
          </table:table-cell>
          <table:table-cell office:value-type="float" office:value="15.8333">
            <text:p>15.8333</text:p>
          </table:table-cell>
          <table:table-cell office:value-type="float" office:value="20.246082990790658">
            <text:p>20.246082990790658</text:p>
          </table:table-cell>
          <table:table-cell office:value-type="float" office:value="0.03210747211505034">
            <text:p>0.0321074721150503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1T06:00:00">
            <text:p>Wed Jan 21 06:00:00 2015</text:p>
          </table:table-cell>
          <table:table-cell office:value-type="float" office:value="23.3333">
            <text:p>23.3333</text:p>
          </table:table-cell>
          <table:table-cell office:value-type="float" office:value="12.006915024539063">
            <text:p>12.006915024539063</text:p>
          </table:table-cell>
          <table:table-cell office:value-type="float" office:value="-0.43948851561825836">
            <text:p>-0.4394885156182583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1T13:00:00">
            <text:p>Wed Jan 21 13:00:00 2015</text:p>
          </table:table-cell>
          <table:table-cell office:value-type="float" office:value="19.0">
            <text:p>19.0</text:p>
          </table:table-cell>
          <table:table-cell office:value-type="float" office:value="12.561327028449266">
            <text:p>12.561327028449266</text:p>
          </table:table-cell>
          <table:table-cell office:value-type="float" office:value="-0.25852841044337327">
            <text:p>-0.2585284104433732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21T14:00:00">
            <text:p>Wed Jan 21 14:00:00 2015</text:p>
          </table:table-cell>
          <table:table-cell office:value-type="float" office:value="18.0">
            <text:p>18.0</text:p>
          </table:table-cell>
          <table:table-cell office:value-type="float" office:value="13.384304288567465">
            <text:p>13.384304288567465</text:p>
          </table:table-cell>
          <table:table-cell office:value-type="float" office:value="-0.17165070927497247">
            <text:p>-0.1716507092749724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21T15:00:00">
            <text:p>Wed Jan 21 15:00:00 2015</text:p>
          </table:table-cell>
          <table:table-cell office:value-type="float" office:value="18.0">
            <text:p>18.0</text:p>
          </table:table-cell>
          <table:table-cell office:value-type="float" office:value="13.99387911689202">
            <text:p>13.99387911689202</text:p>
          </table:table-cell>
          <table:table-cell office:value-type="float" office:value="-0.03860831623908772">
            <text:p>-0.0386083162390877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1T16:00:00">
            <text:p>Wed Jan 21 16:00:00 2015</text:p>
          </table:table-cell>
          <table:table-cell office:value-type="float" office:value="17.0">
            <text:p>17.0</text:p>
          </table:table-cell>
          <table:table-cell office:value-type="float" office:value="14.893646923445916">
            <text:p>14.893646923445916</text:p>
          </table:table-cell>
          <table:table-cell office:value-type="float" office:value="0.12345972820107569">
            <text:p>0.1234597282010756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1-21T17:00:00">
            <text:p>Wed Jan 21 17:00:00 2015</text:p>
          </table:table-cell>
          <table:table-cell office:value-type="float" office:value="16.3333">
            <text:p>16.3333</text:p>
          </table:table-cell>
          <table:table-cell office:value-type="float" office:value="15.87062538786702">
            <text:p>15.87062538786702</text:p>
          </table:table-cell>
          <table:table-cell office:value-type="float" office:value="0.258287989734919">
            <text:p>0.25828798973491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1T18:00:00">
            <text:p>Wed Jan 21 18:00:00 2015</text:p>
          </table:table-cell>
          <table:table-cell office:value-type="float" office:value="15.5">
            <text:p>15.5</text:p>
          </table:table-cell>
          <table:table-cell office:value-type="float" office:value="16.4757906559364">
            <text:p>16.4757906559364</text:p>
          </table:table-cell>
          <table:table-cell office:value-type="float" office:value="0.21481657687820851">
            <text:p>0.2148165768782085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1-21T19:00:00">
            <text:p>Wed Jan 21 19:00:00 2015</text:p>
          </table:table-cell>
          <table:table-cell office:value-type="float" office:value="15.5">
            <text:p>15.5</text:p>
          </table:table-cell>
          <table:table-cell office:value-type="float" office:value="16.934873766205563">
            <text:p>16.934873766205563</text:p>
          </table:table-cell>
          <table:table-cell office:value-type="float" office:value="0.2334654425765346">
            <text:p>0.233465442576534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21T20:00:00">
            <text:p>Wed Jan 21 20:00:00 2015</text:p>
          </table:table-cell>
          <table:table-cell office:value-type="float" office:value="14.6667">
            <text:p>14.6667</text:p>
          </table:table-cell>
          <table:table-cell office:value-type="float" office:value="17.68974742470849">
            <text:p>17.68974742470849</text:p>
          </table:table-cell>
          <table:table-cell office:value-type="float" office:value="0.1591740535266167">
            <text:p>0.159174053526616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01-21T23:00:00">
            <text:p>Wed Jan 21 23:00:00 2015</text:p>
          </table:table-cell>
          <table:table-cell office:value-type="float" office:value="16.3333">
            <text:p>16.3333</text:p>
          </table:table-cell>
          <table:table-cell office:value-type="float" office:value="18.165763854288677">
            <text:p>18.165763854288677</text:p>
          </table:table-cell>
          <table:table-cell office:value-type="float" office:value="0.3895193462243219">
            <text:p>0.38951934622432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2T00:00:00">
            <text:p>Thu Jan 22 00:00:00 2015</text:p>
          </table:table-cell>
          <table:table-cell office:value-type="float" office:value="14.3333">
            <text:p>14.3333</text:p>
          </table:table-cell>
          <table:table-cell office:value-type="float" office:value="18.310789618311585">
            <text:p>18.310789618311585</text:p>
          </table:table-cell>
          <table:table-cell office:value-type="float" office:value="0.30819916923402113">
            <text:p>0.30819916923402113</text:p>
          </table:table-cell>
          <table:table-cell office:value-type="float" office:value="0">
            <text:p/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2T01:00:00">
            <text:p>Thu Jan 22 01:00:00 2015</text:p>
          </table:table-cell>
          <table:table-cell office:value-type="float" office:value="13.5">
            <text:p>13.5</text:p>
          </table:table-cell>
          <table:table-cell office:value-type="float" office:value="18.584804358407172">
            <text:p>18.584804358407172</text:p>
          </table:table-cell>
          <table:table-cell office:value-type="float" office:value="0.2449314994785905">
            <text:p>0.244931499478590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2T09:00:00">
            <text:p>Thu Jan 22 09:00:00 2015</text:p>
          </table:table-cell>
          <table:table-cell office:value-type="float" office:value="9.6667">
            <text:p>9.6667</text:p>
          </table:table-cell>
          <table:table-cell office:value-type="float" office:value="18.067789198532537">
            <text:p>18.067789198532537</text:p>
          </table:table-cell>
          <table:table-cell office:value-type="float" office:value="-0.7114278067886307">
            <text:p>-0.711427806788630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2T10:00:00">
            <text:p>Thu Jan 22 10:00:00 2015</text:p>
          </table:table-cell>
          <table:table-cell office:value-type="float" office:value="10.0">
            <text:p>10.0</text:p>
          </table:table-cell>
          <table:table-cell office:value-type="float" office:value="16.930893403779535">
            <text:p>16.930893403779535</text:p>
          </table:table-cell>
          <table:table-cell office:value-type="float" office:value="-0.6884082795081807">
            <text:p>-0.688408279508180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3T13:00:00">
            <text:p>Fri Jan 23 13:00:00 2015</text:p>
          </table:table-cell>
          <table:table-cell office:value-type="float" office:value="20.6667">
            <text:p>20.6667</text:p>
          </table:table-cell>
          <table:table-cell office:value-type="float" office:value="25.862038451193573">
            <text:p>25.862038451193573</text:p>
          </table:table-cell>
          <table:table-cell office:value-type="float" office:value="0.5215618763554171">
            <text:p>0.521561876355417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23T14:00:00">
            <text:p>Fri Jan 23 14:00:00 2015</text:p>
          </table:table-cell>
          <table:table-cell office:value-type="float" office:value="20.8333">
            <text:p>20.8333</text:p>
          </table:table-cell>
          <table:table-cell office:value-type="float" office:value="24.658482328511">
            <text:p>24.658482328511</text:p>
          </table:table-cell>
          <table:table-cell office:value-type="float" office:value="0.5693464875950588">
            <text:p>0.569346487595058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3T15:00:00">
            <text:p>Fri Jan 23 15:00:00 2015</text:p>
          </table:table-cell>
          <table:table-cell office:value-type="float" office:value="21.0">
            <text:p>21.0</text:p>
          </table:table-cell>
          <table:table-cell office:value-type="float" office:value="23.476702119594137">
            <text:p>23.476702119594137</text:p>
          </table:table-cell>
          <table:table-cell office:value-type="float" office:value="0.521816842095488">
            <text:p>0.52181684209548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6:00:00">
            <text:p>Fri Jan 23 16:00:00 2015</text:p>
          </table:table-cell>
          <table:table-cell office:value-type="float" office:value="20.8333">
            <text:p>20.8333</text:p>
          </table:table-cell>
          <table:table-cell office:value-type="float" office:value="22.239931136974615">
            <text:p>22.239931136974615</text:p>
          </table:table-cell>
          <table:table-cell office:value-type="float" office:value="0.4417391418803325">
            <text:p>0.441739141880332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1-23T17:00:00">
            <text:p>Fri Jan 23 17:00:00 2015</text:p>
          </table:table-cell>
          <table:table-cell office:value-type="float" office:value="20.0">
            <text:p>20.0</text:p>
          </table:table-cell>
          <table:table-cell office:value-type="float" office:value="21.07561841433523">
            <text:p>21.07561841433523</text:p>
          </table:table-cell>
          <table:table-cell office:value-type="float" office:value="0.32040332141254785">
            <text:p>0.3204033214125478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8:00:00">
            <text:p>Fri Jan 23 18:00:00 2015</text:p>
          </table:table-cell>
          <table:table-cell office:value-type="float" office:value="19.6667">
            <text:p>19.6667</text:p>
          </table:table-cell>
          <table:table-cell office:value-type="float" office:value="19.81010913483049">
            <text:p>19.81010913483049</text:p>
          </table:table-cell>
          <table:table-cell office:value-type="float" office:value="0.14023863114358154">
            <text:p>0.1402386311435815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27T16:00:00">
            <text:p>Tue Jan 27 16:00:00 2015</text:p>
          </table:table-cell>
          <table:table-cell office:value-type="float" office:value="22.5">
            <text:p>22.5</text:p>
          </table:table-cell>
          <table:table-cell office:value-type="float" office:value="20.375407800983023">
            <text:p>20.375407800983023</text:p>
          </table:table-cell>
          <table:table-cell office:value-type="float" office:value="0.35403057331515486">
            <text:p>0.35403057331515486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1-27T17:00:00">
            <text:p>Tue Jan 27 17:00:00 2015</text:p>
          </table:table-cell>
          <table:table-cell office:value-type="float" office:value="22.3333">
            <text:p>22.3333</text:p>
          </table:table-cell>
          <table:table-cell office:value-type="float" office:value="19.4444953075801">
            <text:p>19.4444953075801</text:p>
          </table:table-cell>
          <table:table-cell office:value-type="float" office:value="0.22889296152107594">
            <text:p>0.2288929615210759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01-27T18:00:00">
            <text:p>Tue Jan 27 18:00:00 2015</text:p>
          </table:table-cell>
          <table:table-cell office:value-type="float" office:value="23.0">
            <text:p>23.0</text:p>
          </table:table-cell>
          <table:table-cell office:value-type="float" office:value="18.80857074942351">
            <text:p>18.80857074942351</text:p>
          </table:table-cell>
          <table:table-cell office:value-type="float" office:value="0.1331443612348716">
            <text:p>0.133144361234871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27T19:00:00">
            <text:p>Tue Jan 27 19:00:00 2015</text:p>
          </table:table-cell>
          <table:table-cell office:value-type="float" office:value="26.3333">
            <text:p>26.3333</text:p>
          </table:table-cell>
          <table:table-cell office:value-type="float" office:value="18.745352340801652">
            <text:p>18.745352340801652</text:p>
          </table:table-cell>
          <table:table-cell office:value-type="float" office:value="0.1390830002440403">
            <text:p>0.139083000244040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25.8333">
            <text:p>25.8333</text:p>
          </table:table-cell>
          <table:table-cell office:value-type="float" office:value="27.507537800942313">
            <text:p>27.507537800942313</text:p>
          </table:table-cell>
          <table:table-cell office:value-type="float" office:value="0.5057144044425828">
            <text:p>0.505714404442582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25.0">
            <text:p>25.0</text:p>
          </table:table-cell>
          <table:table-cell office:value-type="float" office:value="27.836454506228293">
            <text:p>27.836454506228293</text:p>
          </table:table-cell>
          <table:table-cell office:value-type="float" office:value="0.5190159817705305">
            <text:p>0.519015981770530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24.5">
            <text:p>24.5</text:p>
          </table:table-cell>
          <table:table-cell office:value-type="float" office:value="27.857789580992232">
            <text:p>27.857789580992232</text:p>
          </table:table-cell>
          <table:table-cell office:value-type="float" office:value="0.5198799172614766">
            <text:p>0.519879917261476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24.8333">
            <text:p>24.8333</text:p>
          </table:table-cell>
          <table:table-cell office:value-type="float" office:value="27.09287418571878">
            <text:p>27.09287418571878</text:p>
          </table:table-cell>
          <table:table-cell office:value-type="float" office:value="0.5620103697531972">
            <text:p>0.5620103697531972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25.3333">
            <text:p>25.3333</text:p>
          </table:table-cell>
          <table:table-cell office:value-type="float" office:value="25.995343592400094">
            <text:p>25.995343592400094</text:p>
          </table:table-cell>
          <table:table-cell office:value-type="float" office:value="0.7288807096342658">
            <text:p>0.728880709634265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27.8333">
            <text:p>27.8333</text:p>
          </table:table-cell>
          <table:table-cell office:value-type="float" office:value="25.55136376671192">
            <text:p>25.55136376671192</text:p>
          </table:table-cell>
          <table:table-cell office:value-type="float" office:value="0.8046629484782732">
            <text:p>0.8046629484782732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9T03:00:00">
            <text:p>Thu Jan 29 03:00:00 2015</text:p>
          </table:table-cell>
          <table:table-cell office:value-type="float" office:value="33.1667">
            <text:p>33.1667</text:p>
          </table:table-cell>
          <table:table-cell office:value-type="float" office:value="24.12257022758484">
            <text:p>24.12257022758484</text:p>
          </table:table-cell>
          <table:table-cell office:value-type="float" office:value="1.0119081212011405">
            <text:p>1.011908121201140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29T11:00:00">
            <text:p>Thu Jan 29 11:00:00 2015</text:p>
          </table:table-cell>
          <table:table-cell office:value-type="float" office:value="36.6667">
            <text:p>36.6667</text:p>
          </table:table-cell>
          <table:table-cell office:value-type="float" office:value="24.265490611613792">
            <text:p>24.265490611613792</text:p>
          </table:table-cell>
          <table:table-cell office:value-type="float" office:value="0.9841138230859418">
            <text:p>0.984113823085941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9T12:00:00">
            <text:p>Thu Jan 29 12:00:00 2015</text:p>
          </table:table-cell>
          <table:table-cell office:value-type="float" office:value="39.0">
            <text:p>39.0</text:p>
          </table:table-cell>
          <table:table-cell office:value-type="float" office:value="24.41484402276752">
            <text:p>24.41484402276752</text:p>
          </table:table-cell>
          <table:table-cell office:value-type="float" office:value="0.9773400266346657">
            <text:p>0.977340026634665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29T13:00:00">
            <text:p>Thu Jan 29 13:00:00 2015</text:p>
          </table:table-cell>
          <table:table-cell office:value-type="float" office:value="40.6667">
            <text:p>40.6667</text:p>
          </table:table-cell>
          <table:table-cell office:value-type="float" office:value="24.495632149115128">
            <text:p>24.495632149115128</text:p>
          </table:table-cell>
          <table:table-cell office:value-type="float" office:value="0.9923887789098454">
            <text:p>0.992388778909845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29T14:00:00">
            <text:p>Thu Jan 29 14:00:00 2015</text:p>
          </table:table-cell>
          <table:table-cell office:value-type="float" office:value="36.8333">
            <text:p>36.8333</text:p>
          </table:table-cell>
          <table:table-cell office:value-type="float" office:value="23.27296060086663">
            <text:p>23.27296060086663</text:p>
          </table:table-cell>
          <table:table-cell office:value-type="float" office:value="1.1963248181316402">
            <text:p>1.1963248181316402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9T15:00:00">
            <text:p>Thu Jan 29 15:00:00 2015</text:p>
          </table:table-cell>
          <table:table-cell office:value-type="float" office:value="32.8333">
            <text:p>32.8333</text:p>
          </table:table-cell>
          <table:table-cell office:value-type="float" office:value="21.95965740768338">
            <text:p>21.95965740768338</text:p>
          </table:table-cell>
          <table:table-cell office:value-type="float" office:value="1.263007399176478">
            <text:p>1.26300739917647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31.5">
            <text:p>31.5</text:p>
          </table:table-cell>
          <table:table-cell office:value-type="float" office:value="20.591617055383896">
            <text:p>20.591617055383896</text:p>
          </table:table-cell>
          <table:table-cell office:value-type="float" office:value="1.2310704101364345">
            <text:p>1.231070410136434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31.6667">
            <text:p>31.6667</text:p>
          </table:table-cell>
          <table:table-cell office:value-type="float" office:value="18.810057974367197">
            <text:p>18.810057974367197</text:p>
          </table:table-cell>
          <table:table-cell office:value-type="float" office:value="1.0834298572860754">
            <text:p>1.0834298572860754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31.8333">
            <text:p>31.8333</text:p>
          </table:table-cell>
          <table:table-cell office:value-type="float" office:value="16.92985973256341">
            <text:p>16.92985973256341</text:p>
          </table:table-cell>
          <table:table-cell office:value-type="float" office:value="0.7708425306139113">
            <text:p>0.7708425306139113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35.0">
            <text:p>35.0</text:p>
          </table:table-cell>
          <table:table-cell office:value-type="float" office:value="16.51275042660316">
            <text:p>16.51275042660316</text:p>
          </table:table-cell>
          <table:table-cell office:value-type="float" office:value="0.780918717819109">
            <text:p>0.78091871781910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40.8333">
            <text:p>40.8333</text:p>
          </table:table-cell>
          <table:table-cell office:value-type="float" office:value="16.577739875531694">
            <text:p>16.577739875531694</text:p>
          </table:table-cell>
          <table:table-cell office:value-type="float" office:value="0.8427927724324642">
            <text:p>0.8427927724324642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37.5">
            <text:p>37.5</text:p>
          </table:table-cell>
          <table:table-cell office:value-type="float" office:value="16.922525243848558">
            <text:p>16.922525243848558</text:p>
          </table:table-cell>
          <table:table-cell office:value-type="float" office:value="0.9553149360801025">
            <text:p>0.955314936080102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38.8333">
            <text:p>38.8333</text:p>
          </table:table-cell>
          <table:table-cell office:value-type="float" office:value="17.196899363724416">
            <text:p>17.196899363724416</text:p>
          </table:table-cell>
          <table:table-cell office:value-type="float" office:value="0.7620005467501295">
            <text:p>0.7620005467501295</text:p>
          </table:table-cell>
          <table:table-cell office:value-type="float" office:value="0">
            <text:p/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38.3333">
            <text:p>38.3333</text:p>
          </table:table-cell>
          <table:table-cell office:value-type="float" office:value="17.703326547689482">
            <text:p>17.703326547689482</text:p>
          </table:table-cell>
          <table:table-cell office:value-type="float" office:value="0.5693923617999243">
            <text:p>0.569392361799924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34.1667">
            <text:p>34.1667</text:p>
          </table:table-cell>
          <table:table-cell office:value-type="float" office:value="18.16187577435727">
            <text:p>18.16187577435727</text:p>
          </table:table-cell>
          <table:table-cell office:value-type="float" office:value="0.39934545534830157">
            <text:p>0.3993454553483015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31.0">
            <text:p>31.0</text:p>
          </table:table-cell>
          <table:table-cell office:value-type="float" office:value="18.573662851241092">
            <text:p>18.573662851241092</text:p>
          </table:table-cell>
          <table:table-cell office:value-type="float" office:value="0.27594142995160714">
            <text:p>0.2759414299516071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28.0">
            <text:p>28.0</text:p>
          </table:table-cell>
          <table:table-cell office:value-type="float" office:value="18.89547054098407">
            <text:p>18.89547054098407</text:p>
          </table:table-cell>
          <table:table-cell office:value-type="float" office:value="0.138730108793982">
            <text:p>0.13873010879398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25.1667">
            <text:p>25.1667</text:p>
          </table:table-cell>
          <table:table-cell office:value-type="float" office:value="18.775563802337125">
            <text:p>18.775563802337125</text:p>
          </table:table-cell>
          <table:table-cell office:value-type="float" office:value="-0.035115215795991826">
            <text:p>-0.0351152157959918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22.0">
            <text:p>22.0</text:p>
          </table:table-cell>
          <table:table-cell office:value-type="float" office:value="18.33630633394971">
            <text:p>18.33630633394971</text:p>
          </table:table-cell>
          <table:table-cell office:value-type="float" office:value="-0.19703150924940305">
            <text:p>-0.1970315092494030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0T07:00:00">
            <text:p>Fri Jan 30 07:00:00 2015</text:p>
          </table:table-cell>
          <table:table-cell office:value-type="float" office:value="19.6667">
            <text:p>19.6667</text:p>
          </table:table-cell>
          <table:table-cell office:value-type="float" office:value="18.13045819532947">
            <text:p>18.13045819532947</text:p>
          </table:table-cell>
          <table:table-cell office:value-type="float" office:value="-0.37631839330301897">
            <text:p>-0.3763183933030189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8:00:00">
            <text:p>Fri Jan 30 08:00:00 2015</text:p>
          </table:table-cell>
          <table:table-cell office:value-type="float" office:value="17.8333">
            <text:p>17.8333</text:p>
          </table:table-cell>
          <table:table-cell office:value-type="float" office:value="17.314793013086064">
            <text:p>17.314793013086064</text:p>
          </table:table-cell>
          <table:table-cell office:value-type="float" office:value="-0.5238566502094404">
            <text:p>-0.523856650209440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1-30T09:00:00">
            <text:p>Fri Jan 30 09:00:00 2015</text:p>
          </table:table-cell>
          <table:table-cell office:value-type="float" office:value="16.6667">
            <text:p>16.6667</text:p>
          </table:table-cell>
          <table:table-cell office:value-type="float" office:value="16.104888796163518">
            <text:p>16.104888796163518</text:p>
          </table:table-cell>
          <table:table-cell office:value-type="float" office:value="-0.5211344090442586">
            <text:p>-0.521134409044258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30T10:00:00">
            <text:p>Fri Jan 30 10:00:00 2015</text:p>
          </table:table-cell>
          <table:table-cell office:value-type="float" office:value="16.1667">
            <text:p>16.1667</text:p>
          </table:table-cell>
          <table:table-cell office:value-type="float" office:value="15.248299200343242">
            <text:p>15.248299200343242</text:p>
          </table:table-cell>
          <table:table-cell office:value-type="float" office:value="-0.5665538240452371">
            <text:p>-0.566553824045237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01-30T11:00:00">
            <text:p>Fri Jan 30 11:00:00 2015</text:p>
          </table:table-cell>
          <table:table-cell office:value-type="float" office:value="15.0">
            <text:p>15.0</text:p>
          </table:table-cell>
          <table:table-cell office:value-type="float" office:value="14.953211975706651">
            <text:p>14.953211975706651</text:p>
          </table:table-cell>
          <table:table-cell office:value-type="float" office:value="-0.6653359929060783">
            <text:p>-0.665335992906078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02-02T18:00:00">
            <text:p>Mon Feb  2 18:00:00 2015</text:p>
          </table:table-cell>
          <table:table-cell office:value-type="float" office:value="16.3333">
            <text:p>16.3333</text:p>
          </table:table-cell>
          <table:table-cell office:value-type="float" office:value="13.945521551283843">
            <text:p>13.945521551283843</text:p>
          </table:table-cell>
          <table:table-cell office:value-type="float" office:value="-0.3933116777982064">
            <text:p>-0.393311677798206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2T19:00:00">
            <text:p>Mon Feb  2 19:00:00 2015</text:p>
          </table:table-cell>
          <table:table-cell office:value-type="float" office:value="16.8333">
            <text:p>16.8333</text:p>
          </table:table-cell>
          <table:table-cell office:value-type="float" office:value="12.334146815155517">
            <text:p>12.334146815155517</text:p>
          </table:table-cell>
          <table:table-cell office:value-type="float" office:value="-1.0349514836404434">
            <text:p>-1.034951483640443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20:00:00">
            <text:p>Mon Feb  2 20:00:00 2015</text:p>
          </table:table-cell>
          <table:table-cell office:value-type="float" office:value="16.8333">
            <text:p>16.8333</text:p>
          </table:table-cell>
          <table:table-cell office:value-type="float" office:value="11.918098939330298">
            <text:p>11.918098939330298</text:p>
          </table:table-cell>
          <table:table-cell office:value-type="float" office:value="-1.179621627381416">
            <text:p>-1.1796216273814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6T12:00:00">
            <text:p>Fri Feb  6 12:00:00 2015</text:p>
          </table:table-cell>
          <table:table-cell office:value-type="float" office:value="19.1667">
            <text:p>19.1667</text:p>
          </table:table-cell>
          <table:table-cell office:value-type="float" office:value="28.69294361311157">
            <text:p>28.69294361311157</text:p>
          </table:table-cell>
          <table:table-cell office:value-type="float" office:value="0.6221282110458533">
            <text:p>0.622128211045853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2-06T15:00:00">
            <text:p>Fri Feb  6 15:00:00 2015</text:p>
          </table:table-cell>
          <table:table-cell office:value-type="float" office:value="18.3333">
            <text:p>18.3333</text:p>
          </table:table-cell>
          <table:table-cell office:value-type="float" office:value="28.486952803573537">
            <text:p>28.486952803573537</text:p>
          </table:table-cell>
          <table:table-cell office:value-type="float" office:value="0.6322763076962026">
            <text:p>0.632276307696202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16.5">
            <text:p>16.5</text:p>
          </table:table-cell>
          <table:table-cell office:value-type="float" office:value="28.635916071817164">
            <text:p>28.635916071817164</text:p>
          </table:table-cell>
          <table:table-cell office:value-type="float" office:value="0.6338354014528605">
            <text:p>0.633835401452860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16.1667">
            <text:p>16.1667</text:p>
          </table:table-cell>
          <table:table-cell office:value-type="float" office:value="28.435732731459563">
            <text:p>28.435732731459563</text:p>
          </table:table-cell>
          <table:table-cell office:value-type="float" office:value="0.628858543625201">
            <text:p>0.62885854362520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17.1667">
            <text:p>17.1667</text:p>
          </table:table-cell>
          <table:table-cell office:value-type="float" office:value="27.674888480646718">
            <text:p>27.674888480646718</text:p>
          </table:table-cell>
          <table:table-cell office:value-type="float" office:value="0.6098821592379516">
            <text:p>0.60988215923795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7T05:00:00">
            <text:p>Sat Feb  7 05:00:00 2015</text:p>
          </table:table-cell>
          <table:table-cell office:value-type="float" office:value="26.1667">
            <text:p>26.1667</text:p>
          </table:table-cell>
          <table:table-cell office:value-type="float" office:value="25.614684662728386">
            <text:p>25.614684662728386</text:p>
          </table:table-cell>
          <table:table-cell office:value-type="float" office:value="1.081661470119477">
            <text:p>1.08166147011947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02-11T00:00:00">
            <text:p>Wed Feb 11 00:00:00 2015</text:p>
          </table:table-cell>
          <table:table-cell office:value-type="float" office:value="31.6667">
            <text:p>31.6667</text:p>
          </table:table-cell>
          <table:table-cell office:value-type="float" office:value="22.996107078845487">
            <text:p>22.996107078845487</text:p>
          </table:table-cell>
          <table:table-cell office:value-type="float" office:value="-0.1572077875007708">
            <text:p>-0.1572077875007708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1T01:00:00">
            <text:p>Wed Feb 11 01:00:00 2015</text:p>
          </table:table-cell>
          <table:table-cell office:value-type="float" office:value="32.1667">
            <text:p>32.1667</text:p>
          </table:table-cell>
          <table:table-cell office:value-type="float" office:value="22.952503865951318">
            <text:p>22.952503865951318</text:p>
          </table:table-cell>
          <table:table-cell office:value-type="float" office:value="-0.13697219564130808">
            <text:p>-0.1369721956413080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1T16:00:00">
            <text:p>Wed Feb 11 16:00:00 2015</text:p>
          </table:table-cell>
          <table:table-cell office:value-type="float" office:value="29.0">
            <text:p>29.0</text:p>
          </table:table-cell>
          <table:table-cell office:value-type="float" office:value="24.780768106245127">
            <text:p>24.780768106245127</text:p>
          </table:table-cell>
          <table:table-cell office:value-type="float" office:value="-0.15609633390818403">
            <text:p>-0.1560963339081840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12T14:00:00">
            <text:p>Thu Feb 12 14:00:00 2015</text:p>
          </table:table-cell>
          <table:table-cell office:value-type="float" office:value="43.3333">
            <text:p>43.3333</text:p>
          </table:table-cell>
          <table:table-cell office:value-type="float" office:value="28.558581386229587">
            <text:p>28.558581386229587</text:p>
          </table:table-cell>
          <table:table-cell office:value-type="float" office:value="0.48980522959617034">
            <text:p>0.4898052295961703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2T16:00:00">
            <text:p>Thu Feb 12 16:00:00 2015</text:p>
          </table:table-cell>
          <table:table-cell office:value-type="float" office:value="41.0">
            <text:p>41.0</text:p>
          </table:table-cell>
          <table:table-cell office:value-type="float" office:value="27.777319598169377">
            <text:p>27.777319598169377</text:p>
          </table:table-cell>
          <table:table-cell office:value-type="float" office:value="0.4297677698733233">
            <text:p>0.429767769873323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5-02-12T17:00:00">
            <text:p>Thu Feb 12 17:00:00 2015</text:p>
          </table:table-cell>
          <table:table-cell office:value-type="float" office:value="42.1667">
            <text:p>42.1667</text:p>
          </table:table-cell>
          <table:table-cell office:value-type="float" office:value="27.549917804149004">
            <text:p>27.549917804149004</text:p>
          </table:table-cell>
          <table:table-cell office:value-type="float" office:value="0.40796933063329577">
            <text:p>0.40796933063329577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12T18:00:00">
            <text:p>Thu Feb 12 18:00:00 2015</text:p>
          </table:table-cell>
          <table:table-cell office:value-type="float" office:value="44.1667">
            <text:p>44.1667</text:p>
          </table:table-cell>
          <table:table-cell office:value-type="float" office:value="27.463534375080638">
            <text:p>27.463534375080638</text:p>
          </table:table-cell>
          <table:table-cell office:value-type="float" office:value="0.4030845586301217">
            <text:p>0.40308455863012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5-02-12T19:00:00">
            <text:p>Thu Feb 12 19:00:00 2015</text:p>
          </table:table-cell>
          <table:table-cell office:value-type="float" office:value="42.8333">
            <text:p>42.8333</text:p>
          </table:table-cell>
          <table:table-cell office:value-type="float" office:value="27.793135212431643">
            <text:p>27.793135212431643</text:p>
          </table:table-cell>
          <table:table-cell office:value-type="float" office:value="0.3807986947257606">
            <text:p>0.380798694725760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5-02-13T12:00:00">
            <text:p>Fri Feb 13 12:00:00 2015</text:p>
          </table:table-cell>
          <table:table-cell office:value-type="float" office:value="41.0">
            <text:p>41.0</text:p>
          </table:table-cell>
          <table:table-cell office:value-type="float" office:value="29.069002365954823">
            <text:p>29.069002365954823</text:p>
          </table:table-cell>
          <table:table-cell office:value-type="float" office:value="0.7089512557770841">
            <text:p>0.708951255777084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3T13:00:00">
            <text:p>Fri Feb 13 13:00:00 2015</text:p>
          </table:table-cell>
          <table:table-cell office:value-type="float" office:value="40.5">
            <text:p>40.5</text:p>
          </table:table-cell>
          <table:table-cell office:value-type="float" office:value="28.721767032173315">
            <text:p>28.721767032173315</text:p>
          </table:table-cell>
          <table:table-cell office:value-type="float" office:value="0.7580969035629685">
            <text:p>0.7580969035629685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13T14:00:00">
            <text:p>Fri Feb 13 14:00:00 2015</text:p>
          </table:table-cell>
          <table:table-cell office:value-type="float" office:value="39.1667">
            <text:p>39.1667</text:p>
          </table:table-cell>
          <table:table-cell office:value-type="float" office:value="28.052676248572634">
            <text:p>28.052676248572634</text:p>
          </table:table-cell>
          <table:table-cell office:value-type="float" office:value="0.7921715593681">
            <text:p>0.792171559368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38.0">
            <text:p>38.0</text:p>
          </table:table-cell>
          <table:table-cell office:value-type="float" office:value="27.27963294976488">
            <text:p>27.27963294976488</text:p>
          </table:table-cell>
          <table:table-cell office:value-type="float" office:value="0.7722150368672377">
            <text:p>0.772215036867237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35.6667">
            <text:p>35.6667</text:p>
          </table:table-cell>
          <table:table-cell office:value-type="float" office:value="27.225623711395404">
            <text:p>27.225623711395404</text:p>
          </table:table-cell>
          <table:table-cell office:value-type="float" office:value="0.7680448948964712">
            <text:p>0.76804489489647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34.3333">
            <text:p>34.3333</text:p>
          </table:table-cell>
          <table:table-cell office:value-type="float" office:value="27.074682489462404">
            <text:p>27.074682489462404</text:p>
          </table:table-cell>
          <table:table-cell office:value-type="float" office:value="0.7555001200864467">
            <text:p>0.755500120086446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32.5">
            <text:p>32.5</text:p>
          </table:table-cell>
          <table:table-cell office:value-type="float" office:value="27.366774159545184">
            <text:p>27.366774159545184</text:p>
          </table:table-cell>
          <table:table-cell office:value-type="float" office:value="0.7732655489231802">
            <text:p>0.773265548923180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32.0">
            <text:p>32.0</text:p>
          </table:table-cell>
          <table:table-cell office:value-type="float" office:value="27.768930235681268">
            <text:p>27.768930235681268</text:p>
          </table:table-cell>
          <table:table-cell office:value-type="float" office:value="0.770487005419559">
            <text:p>0.77048700541955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33.0">
            <text:p>33.0</text:p>
          </table:table-cell>
          <table:table-cell office:value-type="float" office:value="27.894231370318387">
            <text:p>27.894231370318387</text:p>
          </table:table-cell>
          <table:table-cell office:value-type="float" office:value="0.6553306108343305">
            <text:p>0.655330610834330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33.6667">
            <text:p>33.6667</text:p>
          </table:table-cell>
          <table:table-cell office:value-type="float" office:value="27.928991676890686">
            <text:p>27.928991676890686</text:p>
          </table:table-cell>
          <table:table-cell office:value-type="float" office:value="0.5893996319255588">
            <text:p>0.589399631925558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37.6667">
            <text:p>37.6667</text:p>
          </table:table-cell>
          <table:table-cell office:value-type="float" office:value="27.824760373013767">
            <text:p>27.824760373013767</text:p>
          </table:table-cell>
          <table:table-cell office:value-type="float" office:value="0.584918157872023">
            <text:p>0.58491815787202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41.8333">
            <text:p>41.8333</text:p>
          </table:table-cell>
          <table:table-cell office:value-type="float" office:value="26.750937616583872">
            <text:p>26.750937616583872</text:p>
          </table:table-cell>
          <table:table-cell office:value-type="float" office:value="0.6147029823202044">
            <text:p>0.6147029823202044</text:p>
          </table:table-cell>
          <table:table-cell office:value-type="float" office:value="0">
            <text:p/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42.0">
            <text:p>42.0</text:p>
          </table:table-cell>
          <table:table-cell office:value-type="float" office:value="26.54898970751148">
            <text:p>26.54898970751148</text:p>
          </table:table-cell>
          <table:table-cell office:value-type="float" office:value="0.5203798325838981">
            <text:p>0.520379832583898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2-14T02:00:00">
            <text:p>Sat Feb 14 02:00:00 2015</text:p>
          </table:table-cell>
          <table:table-cell office:value-type="float" office:value="40.0">
            <text:p>40.0</text:p>
          </table:table-cell>
          <table:table-cell office:value-type="float" office:value="26.540459006433167">
            <text:p>26.540459006433167</text:p>
          </table:table-cell>
          <table:table-cell office:value-type="float" office:value="0.5055488804803614">
            <text:p>0.50554888048036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5-02-14T03:00:00">
            <text:p>Sat Feb 14 03:00:00 2015</text:p>
          </table:table-cell>
          <table:table-cell office:value-type="float" office:value="38.3333">
            <text:p>38.3333</text:p>
          </table:table-cell>
          <table:table-cell office:value-type="float" office:value="26.52288861401751">
            <text:p>26.52288861401751</text:p>
          </table:table-cell>
          <table:table-cell office:value-type="float" office:value="0.4931760514947832">
            <text:p>0.493176051494783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2-14T04:00:00">
            <text:p>Sat Feb 14 04:00:00 2015</text:p>
          </table:table-cell>
          <table:table-cell office:value-type="float" office:value="36.1667">
            <text:p>36.1667</text:p>
          </table:table-cell>
          <table:table-cell office:value-type="float" office:value="25.881924627514344">
            <text:p>25.881924627514344</text:p>
          </table:table-cell>
          <table:table-cell office:value-type="float" office:value="0.4287847054855405">
            <text:p>0.428784705485540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4T05:00:00">
            <text:p>Sat Feb 14 05:00:00 2015</text:p>
          </table:table-cell>
          <table:table-cell office:value-type="float" office:value="36.0">
            <text:p>36.0</text:p>
          </table:table-cell>
          <table:table-cell office:value-type="float" office:value="25.237579989384553">
            <text:p>25.237579989384553</text:p>
          </table:table-cell>
          <table:table-cell office:value-type="float" office:value="0.34967703861507193">
            <text:p>0.3496770386150719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4T06:00:00">
            <text:p>Sat Feb 14 06:00:00 2015</text:p>
          </table:table-cell>
          <table:table-cell office:value-type="float" office:value="35.3333">
            <text:p>35.3333</text:p>
          </table:table-cell>
          <table:table-cell office:value-type="float" office:value="24.688991845724786">
            <text:p>24.688991845724786</text:p>
          </table:table-cell>
          <table:table-cell office:value-type="float" office:value="0.2589027148659793">
            <text:p>0.258902714865979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2-14T07:00:00">
            <text:p>Sat Feb 14 07:00:00 2015</text:p>
          </table:table-cell>
          <table:table-cell office:value-type="float" office:value="34.6667">
            <text:p>34.6667</text:p>
          </table:table-cell>
          <table:table-cell office:value-type="float" office:value="24.35436267119162">
            <text:p>24.35436267119162</text:p>
          </table:table-cell>
          <table:table-cell office:value-type="float" office:value="0.17570987926112988">
            <text:p>0.1757098792611298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14T08:00:00">
            <text:p>Sat Feb 14 08:00:00 2015</text:p>
          </table:table-cell>
          <table:table-cell office:value-type="float" office:value="34.0">
            <text:p>34.0</text:p>
          </table:table-cell>
          <table:table-cell office:value-type="float" office:value="23.480946792651956">
            <text:p>23.480946792651956</text:p>
          </table:table-cell>
          <table:table-cell office:value-type="float" office:value="0.13797587375655332">
            <text:p>0.1379758737565533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09:00:00">
            <text:p>Sat Feb 14 09:00:00 2015</text:p>
          </table:table-cell>
          <table:table-cell office:value-type="float" office:value="34.0">
            <text:p>34.0</text:p>
          </table:table-cell>
          <table:table-cell office:value-type="float" office:value="21.73899017991855">
            <text:p>21.73899017991855</text:p>
          </table:table-cell>
          <table:table-cell office:value-type="float" office:value="0.2897174657280646">
            <text:p>0.289717465728064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2-14T10:00:00">
            <text:p>Sat Feb 14 10:00:00 2015</text:p>
          </table:table-cell>
          <table:table-cell office:value-type="float" office:value="33.1667">
            <text:p>33.1667</text:p>
          </table:table-cell>
          <table:table-cell office:value-type="float" office:value="19.804278427718476">
            <text:p>19.804278427718476</text:p>
          </table:table-cell>
          <table:table-cell office:value-type="float" office:value="0.606815267513162">
            <text:p>0.60681526751316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14T11:00:00">
            <text:p>Sat Feb 14 11:00:00 2015</text:p>
          </table:table-cell>
          <table:table-cell office:value-type="float" office:value="33.8333">
            <text:p>33.8333</text:p>
          </table:table-cell>
          <table:table-cell office:value-type="float" office:value="18.77176522296382">
            <text:p>18.77176522296382</text:p>
          </table:table-cell>
          <table:table-cell office:value-type="float" office:value="0.7432298635244502">
            <text:p>0.743229863524450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12:00:00">
            <text:p>Sat Feb 14 12:00:00 2015</text:p>
          </table:table-cell>
          <table:table-cell office:value-type="float" office:value="31.5">
            <text:p>31.5</text:p>
          </table:table-cell>
          <table:table-cell office:value-type="float" office:value="18.737809559446212">
            <text:p>18.737809559446212</text:p>
          </table:table-cell>
          <table:table-cell office:value-type="float" office:value="0.7336417364529787">
            <text:p>0.733641736452978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2-14T13:00:00">
            <text:p>Sat Feb 14 13:00:00 2015</text:p>
          </table:table-cell>
          <table:table-cell office:value-type="float" office:value="30.5">
            <text:p>30.5</text:p>
          </table:table-cell>
          <table:table-cell office:value-type="float" office:value="18.733377893574485">
            <text:p>18.733377893574485</text:p>
          </table:table-cell>
          <table:table-cell office:value-type="float" office:value="0.7607483976865087">
            <text:p>0.760748397686508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2-14T14:00:00">
            <text:p>Sat Feb 14 14:00:00 2015</text:p>
          </table:table-cell>
          <table:table-cell office:value-type="float" office:value="28.3333">
            <text:p>28.3333</text:p>
          </table:table-cell>
          <table:table-cell office:value-type="float" office:value="18.760226269818002">
            <text:p>18.760226269818002</text:p>
          </table:table-cell>
          <table:table-cell office:value-type="float" office:value="0.7531184097289711">
            <text:p>0.7531184097289711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14T15:00:00">
            <text:p>Sat Feb 14 15:00:00 2015</text:p>
          </table:table-cell>
          <table:table-cell office:value-type="float" office:value="24.6667">
            <text:p>24.6667</text:p>
          </table:table-cell>
          <table:table-cell office:value-type="float" office:value="18.796051886135807">
            <text:p>18.796051886135807</text:p>
          </table:table-cell>
          <table:table-cell office:value-type="float" office:value="0.751687974009442">
            <text:p>0.75168797400944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16T12:00:00">
            <text:p>Mon Feb 16 12:00:00 2015</text:p>
          </table:table-cell>
          <table:table-cell office:value-type="float" office:value="13.5">
            <text:p>13.5</text:p>
          </table:table-cell>
          <table:table-cell office:value-type="float" office:value="22.533592643519146">
            <text:p>22.533592643519146</text:p>
          </table:table-cell>
          <table:table-cell office:value-type="float" office:value="0.9174874455298363">
            <text:p>0.917487445529836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16T19:00:00">
            <text:p>Mon Feb 16 19:00:00 2015</text:p>
          </table:table-cell>
          <table:table-cell office:value-type="float" office:value="17.0">
            <text:p>17.0</text:p>
          </table:table-cell>
          <table:table-cell office:value-type="float" office:value="8.043551449953204">
            <text:p>8.043551449953204</text:p>
          </table:table-cell>
          <table:table-cell office:value-type="float" office:value="0.5312092910873498">
            <text:p>0.531209291087349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16T20:00:00">
            <text:p>Mon Feb 16 20:00:00 2015</text:p>
          </table:table-cell>
          <table:table-cell office:value-type="float" office:value="18.5">
            <text:p>18.5</text:p>
          </table:table-cell>
          <table:table-cell office:value-type="float" office:value="8.098566456101707">
            <text:p>8.098566456101707</text:p>
          </table:table-cell>
          <table:table-cell office:value-type="float" office:value="0.5191675915915434">
            <text:p>0.519167591591543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17T02:00:00">
            <text:p>Tue Feb 17 02:00:00 2015</text:p>
          </table:table-cell>
          <table:table-cell office:value-type="float" office:value="25.8333">
            <text:p>25.8333</text:p>
          </table:table-cell>
          <table:table-cell office:value-type="float" office:value="8.056844059069082">
            <text:p>8.056844059069082</text:p>
          </table:table-cell>
          <table:table-cell office:value-type="float" office:value="0.19869959211381558">
            <text:p>0.1986995921138155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2-17T03:00:00">
            <text:p>Tue Feb 17 03:00:00 2015</text:p>
          </table:table-cell>
          <table:table-cell office:value-type="float" office:value="23.5">
            <text:p>23.5</text:p>
          </table:table-cell>
          <table:table-cell office:value-type="float" office:value="7.961402541974835">
            <text:p>7.961402541974835</text:p>
          </table:table-cell>
          <table:table-cell office:value-type="float" office:value="0.030347181454682837">
            <text:p>0.03034718145468283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15.6667">
            <text:p>15.6667</text:p>
          </table:table-cell>
          <table:table-cell office:value-type="float" office:value="26.362005159382683">
            <text:p>26.362005159382683</text:p>
          </table:table-cell>
          <table:table-cell office:value-type="float" office:value="0.48412460018746856">
            <text:p>0.48412460018746856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5.1667">
            <text:p>45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